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1e85cd" officeooo:paragraph-rsid="001e85cd" style:font-size-asian="8pt" style:font-size-complex="8pt"/>
    </style:style>
    <style:style style:name="P2" style:family="paragraph" style:parent-style-name="Preformatted_20_Text">
      <style:text-properties fo:font-size="8pt" officeooo:rsid="002039fd" officeooo:paragraph-rsid="002039fd"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verbinden. Der Proxyserver wird weiterhin mit externen Datendiensten verbunden um Verfuegbarkeiten und Preise von Hotelzimmern zu erhalten sowie Reservierungsdaten weiterzureichen. </text:p>
      <text:p text:style-name="P2">Im Rahmen dieses Teilprojekts wird die Serversoftware mit den Schnittstellen zum mobilen Client entwickelt. Grundlage der Arbeit ist ein detailliert ausgearbeiteter grafischer Entwurf, in welchem die einzelnen Screens der Apps dargestellt werden und aus welchem die noetige Kommunikation zwischen App und Proxy ermittelt werden soll (welche Information wird wann in welchem Format benoetigt).</text:p>
      <text:p text:style-name="P2">Die mobile App, welche separat im Rahmen des Gesamtprojekts in unserem Hause entwickelt werden soll, ermoeglicht eine Hotelzimmerreservierung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Planungsphase (3h)</text:p>
      <text:p text:style-name="P2"><text:s text:c="4"/>2)<text:tab/>Analysephase (4h)</text:p>
      <text:p text:style-name="P2"><text:s text:c="4"/>3)<text:tab/>Entwurfsphase (9h)</text:p>
      <text:p text:style-name="P2"><text:s text:c="4"/>4)<text:tab/>Implementierungsphase (29h)</text:p>
      <text:p text:style-name="P2"><text:s text:c="4"/>5)<text:tab/>Qualitaetsmanagement (13h)</text:p>
      <text:p text:style-name="P2"><text:s text:c="4"/>6)<text:tab/>Einfuehrungs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n grafischen Entwurf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Implementie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p text:style-name="P2"><text:s text:c="4"/>zu 5)<text:tab/>- <text:s text:c="2"/>Qualitaetsmanagement</text:p>
      <text:p text:style-name="P2">- <text:s text:c="2"/>Erstellen von Modultests (z.B. Postman) (13h)</text:p>
      <text:p text:style-name="P2">- <text:s text:c="2"/>Daten (Definitionsbereich / Grenzen, Datentypen, Struktur)</text:p>
      <text:p text:style-name="P2">- <text:s text:c="2"/>Reaktionszeit und Skalierbarkeit (?h)</text:p>
      <text:p text:style-name="P2">#TODO: Zeit schaetzen!</text:p>
      <text:p text:style-name="P2">- <text:s text:c="2"/>Codereview (?h)</text:p>
      <text:p text:style-name="P2">#TODO: Zeit schaetzen!</text:p>
      <text:p text:style-name="P2"/>
      <text:p text:style-name="P2"><text:s text:c="4"/>zu 6)<text:tab/>- <text:s text:c="2"/>Einfuehrungsphase</text:p>
      <text:p text:style-name="P2">- <text:s text:c="2"/>Praesentation vorbereiten (z.B. Postman; Ablaufplan) (?h)</text:p>
      <text:p text:style-name="P2">#TODO: Zeit schaetzen!</text:p>
      <text:p text:style-name="P2"><text:soft-page-break/>- <text:s text:c="2"/>Uebergabe der Software und Inbetriebnahme (2h)</text:p>
      <text:p text:style-name="P2"/>
      <text:p text:style-name="P2"><text:s text:c="4"/>zu 7)<text:tab/>- <text:s text:c="2"/>Dokumentation</text:p>
      <text:p text:style-name="P2">- <text:s text:c="2"/>Erstellen der 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 <text:s text:c="18"/>Praktikant:</text:p>
      <text:p text:style-name="P2">50 Euro/Stunde <text:s text:c="17"/>8 Euro/Stunde</text:p>
      <text:p text:style-name="P2">= <text:s text:c="30"/>=</text:p>
      <text:p text:style-name="P2">2100 Euro <text:s text:c="22"/>700 Euro</text:p>
      <text:p text:style-name="P2"/>
      <text:p text:style-name="P2">#TODO: Wert für Angestellten korrigieren? Eventuell mit anderen Vergleichen!</text:p>
      <text:p text:style-name="P2">#TODO: Betreuer (Codereview etc.) in die Rechnung mit einfliessen lassen!</text:p>
      <text:p text:style-name="P2"/>
      <text:p text:style-name="P2">Kostenvorteil für das Unternehmen:</text:p>
      <text:p text:style-name="P2">1400 Euro</text:p>
      <text:p text:style-name="P2"/>
      <text:p text:style-name="P2">-----</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0:14:42.210000000</dc:date>
    <meta:editing-duration>PT8M5S</meta:editing-duration>
    <meta:editing-cycles>7</meta:editing-cycles>
    <meta:generator>LibreOffice/5.1.0.3$Windows_x86 LibreOffice_project/5e3e00a007d9b3b6efb6797a8b8e57b51ab1f737</meta:generator>
    <meta:document-statistic meta:table-count="0" meta:image-count="0" meta:object-count="0" meta:page-count="2" meta:paragraph-count="74" meta:word-count="566" meta:character-count="4624" meta:non-whitespace-character-count="3905"/>
  </office:meta>
</office:document-meta>
</file>